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Lucida Grande" fo:font-size="9pt" officeooo:paragraph-rsid="001779ec" style:font-size-asian="9pt" style:font-size-complex="9pt"/>
    </style:style>
    <style:style style:name="P2" style:family="paragraph" style:parent-style-name="Text_20_body" style:list-style-name="L1">
      <style:text-properties style:font-name="Lucida Grande" fo:font-size="9pt" style:font-size-asian="9pt" style:font-size-complex="9pt"/>
    </style:style>
    <style:style style:name="P3" style:family="paragraph" style:parent-style-name="Text_20_body" style:list-style-name="L1">
      <style:text-properties style:font-name="Lucida Grande" fo:font-size="9pt" officeooo:rsid="001724f8" officeooo:paragraph-rsid="001724f8" style:font-size-asian="9pt" style:font-size-complex="9pt"/>
    </style:style>
    <style:style style:name="P4" style:family="paragraph" style:parent-style-name="Text_20_body">
      <style:text-properties style:font-name="Lucida Grande" fo:font-size="9pt" officeooo:rsid="001779ec" officeooo:paragraph-rsid="001779ec" style:font-size-asian="9pt" style:font-size-complex="9pt"/>
    </style:style>
    <style:style style:name="P5" style:family="paragraph" style:parent-style-name="Text_20_body" style:list-style-name="L2">
      <style:text-properties style:font-name="Lucida Grande" fo:font-size="9pt" style:font-size-asian="9pt" style:font-size-complex="9pt"/>
    </style:style>
    <style:style style:name="P6" style:family="paragraph" style:parent-style-name="Text_20_body" style:list-style-name="L3">
      <style:text-properties style:font-name="Lucida Grande" fo:font-size="9pt" style:font-size-asian="9pt" style:font-size-complex="9pt"/>
    </style:style>
    <style:style style:name="P7" style:family="paragraph" style:parent-style-name="Text_20_body">
      <style:text-properties style:font-name="Lucida Grande" fo:font-size="9pt" fo:font-weight="bold" officeooo:rsid="001724f8" officeooo:paragraph-rsid="001724f8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Lucida Grande" fo:font-size="9pt" fo:font-weight="bold" officeooo:rsid="001779ec" officeooo:paragraph-rsid="001779ec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Lucida Grande" fo:font-size="10pt" fo:font-weight="bold" officeooo:rsid="001779ec" officeooo:paragraph-rsid="001779ec" style:font-size-asian="10pt" style:font-weight-asian="bold" style:font-size-complex="10pt" style:font-weight-complex="bold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P13" style:family="paragraph" style:parent-style-name="Standard">
      <style:paragraph-properties style:border-line-width-bottom="0cm 0.004cm 0.002cm" fo:padding="0.074cm" fo:border-left="none" fo:border-right="none" fo:border-top="none" fo:border-bottom="0.14pt double #000000" style:join-border="false"/>
      <style:text-properties style:font-name="Lucida Grande" fo:font-size="10.5pt" fo:font-weight="bold" officeooo:rsid="001724f8" officeooo:paragraph-rsid="001724f8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ucida Grande" fo:font-size="10.5pt" fo:font-weight="bold" officeooo:rsid="001724f8" officeooo:paragraph-rsid="001724f8" style:font-size-asian="10.5pt" style:font-weight-asian="bold" style:font-size-complex="10.5pt" style:font-weight-complex="bold"/>
    </style:style>
    <style:style style:name="P15" style:family="paragraph" style:parent-style-name="Standard">
      <style:text-properties style:font-name="Lucida Grande" fo:font-size="10.5pt" officeooo:rsid="001724f8" officeooo:paragraph-rsid="001724f8" style:font-size-asian="10.5pt" style:font-size-complex="10.5pt"/>
    </style:style>
    <style:style style:name="P16" style:family="paragraph" style:parent-style-name="Standard">
      <style:text-properties style:font-name="Lucida Grande" fo:font-size="9pt" officeooo:rsid="001724f8" officeooo:paragraph-rsid="001724f8" style:font-size-asian="9pt" style:font-size-complex="9pt"/>
    </style:style>
    <style:style style:name="T1" style:family="text">
      <style:text-properties officeooo:rsid="001724f8"/>
    </style:style>
    <style:style style:name="T2" style:family="text">
      <style:text-properties officeooo:rsid="001779ec"/>
    </style:style>
    <style:style style:name="T3" style:family="text">
      <style:text-properties officeooo:rsid="00198b0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hef Configuration and Setup Information.</text:p>
      <text:p text:style-name="P14"/>
      <text:p text:style-name="P14">1. Workstation:</text:p>
      <text:p text:style-name="P15"/>
      <text:p text:style-name="P16">A workstation is a computer that is configured to run Knife, to synchronize with the Chef repository, and interact with a single Chef Server. The workstation is the location from which most users of Chef will do most of their work, including:</text:p>
      <text:list xml:id="list2667247036010790545" text:style-name="L1">
        <text:list-item>
          <text:p text:style-name="P10">Developing cookbooks and recipes (and authoring them using Ruby) </text:p>
        </text:list-item>
        <text:list-item>
          <text:p text:style-name="P10">Keeping the Chef repository synchronized with version source control </text:p>
        </text:list-item>
        <text:list-item>
          <text:p text:style-name="P10">Using Knife to upload items from the Chef repository to the Chef Server </text:p>
        </text:list-item>
        <text:list-item>
          <text:p text:style-name="P10">Configuring organizational policy, including defining roles and environments and ensuring that critical data is stored in data bags </text:p>
        </text:list-item>
        <text:list-item>
          <text:p text:style-name="P2">Interacting with nodes, as (or when) required, such as performing a bootstrap operatio<text:span text:style-name="T1">n. </text:span></text:p>
        </text:list-item>
        <text:list-item>
          <text:p text:style-name="P3">Some of the important components of the workstation are:</text:p>
          <text:list>
            <text:list-item>
              <text:p text:style-name="P3">knife utility</text:p>
            </text:list-item>
            <text:list-item>
              <text:p text:style-name="P3">knife plugins</text:p>
            </text:list-item>
            <text:list-item>
              <text:p text:style-name="P3">The chef Repositor</text:p>
            </text:list-item>
            <text:list-item>
              <text:p text:style-name="P3">knife.rb file and metadata.rb</text:p>
            </text:list-item>
          </text:list>
        </text:list-item>
      </text:list>
      <text:p text:style-name="P7"/>
      <text:p text:style-name="P8">2. Cookbooks:</text:p>
      <text:p text:style-name="P4">A cookbook is the fundamental unit of configuration and policy distribution in Chef. Each cookbook defines a scenario, such as everything needed to install and configure MySQL, and then it contains all of the components that are required to support that scenario, including:</text:p>
      <text:list xml:id="list5434000300129968412" text:style-name="L2">
        <text:list-item>
          <text:p text:style-name="P11">Attribute values that are set on nodes </text:p>
        </text:list-item>
        <text:list-item>
          <text:p text:style-name="P11">Definitions that allow the creation of reusable collections of resources </text:p>
        </text:list-item>
        <text:list-item>
          <text:p text:style-name="P11">File distributions </text:p>
        </text:list-item>
        <text:list-item>
          <text:p text:style-name="P11">Libraries that extend Chef and/or provide helpers to Ruby code </text:p>
        </text:list-item>
        <text:list-item>
          <text:p text:style-name="P11">Recipes that specify which resources to manage and the order in which those resources will be applied </text:p>
        </text:list-item>
        <text:list-item>
          <text:p text:style-name="P11">Custom resources and providers </text:p>
        </text:list-item>
        <text:list-item>
          <text:p text:style-name="P11">Templates </text:p>
        </text:list-item>
        <text:list-item>
          <text:p text:style-name="P5">Metadata about recipes (including dependencies), version constraints, supported platforms, and so on </text:p>
        </text:list-item>
      </text:list>
      <text:p text:style-name="P8">Recipe:</text:p>
      <text:p text:style-name="P4">A recipe is the most fundamental configuration element within the Chef environment. A recipe:</text:p>
      <text:list xml:id="list4022818578442423930" text:style-name="L3">
        <text:list-item>
          <text:p text:style-name="P12">Is authored using Ruby, which is a programming language designed to read and behave in a predictable manner </text:p>
        </text:list-item>
        <text:list-item>
          <text:p text:style-name="P12">Is mostly a collection of resources in a Ruby syntax with some helper code around it </text:p>
        </text:list-item>
        <text:list-item>
          <text:p text:style-name="P12">Must define everything that is required to configure part of a system </text:p>
        </text:list-item>
        <text:list-item>
          <text:p text:style-name="P12">Must be stored in a cookbook </text:p>
        </text:list-item>
        <text:list-item>
          <text:p text:style-name="P12">May be included in a recipe </text:p>
        </text:list-item>
        <text:list-item>
          <text:p text:style-name="P12">May use the results of a search query and read the contents of a data bag (including an encrypted data bag) </text:p>
        </text:list-item>
        <text:list-item>
          <text:p text:style-name="P12">May have a dependency on one (or more) recipes </text:p>
        </text:list-item>
        <text:list-item>
          <text:p text:style-name="P12">May be tagged to facilitate the creation of arbitrary groupings that exist outside of the normal naming conventions an organization may have </text:p>
        </text:list-item>
        <text:list-item>
          <text:p text:style-name="P12">Must be added to a run-list before it can be used by Chef </text:p>
        </text:list-item>
        <text:list-item>
          <text:p text:style-name="P6">Is always executed in the same order as listed in a run-list </text:p>
        </text:list-item>
      </text:list>
      <text:p text:style-name="P4"/>
      <text:p text:style-name="P9">Resources And Providers:</text:p>
      <text:p text:style-name="P1"><text:span text:style-name="T2">A resource is a package, a service, a group of users, and so on. A resource Chef which provider to use during a Chef run for various tasks like installing packages, running Ruby code, or accessing directories and file systems. The resource is generic: “install program A” while the provider knows what to do with that process on Debian and Ubuntu and Microsoft Windows. A provider defines the steps that are required to bring that piece of the system into the desired state. Chef includes default providers that cover all of the most common scenarios.</text:span></text:p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bynd </meta:initial-creator>
    <meta:creation-date>2013-04-28T19:38:54</meta:creation-date>
    <dc:date>2013-04-28T21:45:28</dc:date>
    <dc:creator>linbynd </dc:creator>
    <meta:editing-duration>PT1H26M11S</meta:editing-duration>
    <meta:editing-cycles>3</meta:editing-cycles>
    <meta:generator>LibreOffice/4.0.2.2$Linux_X86_64 LibreOffice_project/4c82dcdd6efcd48b1d8bba66bfe1989deee49c3</meta:generator>
    <meta:document-statistic meta:table-count="0" meta:image-count="0" meta:object-count="0" meta:page-count="2" meta:paragraph-count="37" meta:word-count="515" meta:character-count="3017" meta:non-whitespace-character-count="2544"/>
  </office:meta>
</office:document-meta>
</file>